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Bcast call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nk 0 cumtime</text:p>
          </table:table-cell>
          <table:table-cell office:value-type="string" calcext:value-type="string">
            <text:p>rank 1 cumtime</text:p>
          </table:table-cell>
          <table:table-cell office:value-type="string" calcext:value-type="string">
            <text:p>rank 2 cum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39" calcext:value-type="float">
            <text:p>11.8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]+[.H2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197" calcext:value-type="float">
            <text:p>11.1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[.A4]*[.B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]*[.B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[.A6]*[.B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7]*[.B7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[.A8]*[.B8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9]*[.B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table:formula="of:=[.A10]*[.B10]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A11]*[.B11]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" office:value-type="float" office:value="32" calcext:value-type="float">
            <text:p>32</text:p>
          </table:table-cell>
          <table:table-cell table:formula="of:=[.A12]*[.B12]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A13]*[.B13]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4]" office:value-type="float" office:value="64" calcext:value-type="float">
            <text:p>64</text:p>
          </table:table-cell>
          <table:table-cell table:formula="of:=[.A14]*[.B14]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15]*[.B15]"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A16]*[.B16]"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A17]*[.B17]"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]" office:value-type="float" office:value="256" calcext:value-type="float">
            <text:p>256</text:p>
          </table:table-cell>
          <table:table-cell table:formula="of:=[.A18]*[.B18]"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A19]*[.B19]"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[.A20]*[.B20]"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05:46.772767921</meta:creation-date>
    <dc:date>2017-07-14T13:05:01.219194511</dc:date>
    <meta:editing-duration>PT54M58S</meta:editing-duration>
    <meta:editing-cycles>3</meta:editing-cycles>
    <meta:generator>LibreOffice/4.2.8.2$Linux_X86_64 LibreOffice_project/420m0$Build-2</meta:generator>
    <meta:document-statistic meta:table-count="1" meta:cell-count="116" meta:object-count="0"/>
  </office:meta>
</office:document-meta>
</file>